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BasicAdapter.getCreator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getMetadata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setMetadataDate( Date metadata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setCreateDate( Date creatio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setCreatorToo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setModifyDate( Date modify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XMPBasicAdapter( Metadata meta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getModif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Adapter.getCreat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